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4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or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For Loop</text:p>
          </draw:text-box>
        </draw:frame>
        <draw:frame draw:style-name="gr2" draw:text-style-name="P3" draw:layer="layout" svg:width="26.5cm" svg:height="8.072cm" svg:x="1cm" svg:y="2.5cm">
          <draw:text-box>
            <text:p>Purpose of For loop is pure iteration.</text:p>
            <text:p/>
            <text:p>For example: if we want to print first 10 natural numbers then we would simply iterate over those numbers using the range() built-in.<text:line-break/></text:p>
            <text:p>Code:</text:p>
            <text:p/>
            <text:p>for i in range(1, 11):</text:p>
            <text:p><text:s text:c="4"/>print(i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While Loop</text:p>
          </draw:text-box>
        </draw:frame>
        <draw:frame draw:style-name="gr3" draw:text-style-name="P3" draw:layer="layout" svg:width="27cm" svg:height="11.39cm" svg:x="0.2cm" svg:y="2.207cm">
          <draw:text-box>
            <text:p><text:span text:style-name="T1">First thing we need is a variable to control our while loop.</text:span></text:p>
            <text:p/>
            <text:p><text:span text:style-name="T1">Second thing a while loop requires is a condition (or conditional expression).</text:span></text:p>
            <text:p/>
            <text:p><text:span text:style-name="T1">if True:</text:span></text:p>
            <text:p><text:span text:style-name="T1"><text:s text:c="4"/></text:span><text:span text:style-name="T1">pass </text:span></text:p>
            <text:p/>
            <text:p><text:span text:style-name="T1">And a condition requires: a variable and some test on it that would result in True or False.</text:span></text:p>
            <text:p/>
            <text:p><text:span text:style-name="T1">Let our variable to start with be: i = 0</text:span></text:p>
            <text:p><text:span text:style-name="T1">Let our condition be: i &lt; 10</text:span></text:p>
            <text:p/>
            <text:p><text:span text:style-name="T1">For 10 natural numbers</text:span></text:p>
            <text:p><text:span text:style-name="T1">Let: i = 1</text:span></text:p>
            <text:p><text:span text:style-name="T1">Condition: i &lt;= 10</text:span></text:p>
            <text:p/>
            <text:p><text:span text:style-name="T1">Third thing is modification of variable used in the condition above.</text:span></text:p>
            <text:p><text:span text:style-name="T1">i += 1</text:span></text:p>
            <text:p/>
            <text:p><text:span text:style-name="T1">While loop is an entry controlled loop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3T18:55:11.426314231</meta:creation-date>
    <meta:editing-duration>PT18M45S</meta:editing-duration>
    <meta:editing-cycles>12</meta:editing-cycles>
    <meta:generator>LibreOffice/7.3.7.2$Linux_X86_64 LibreOffice_project/30$Build-2</meta:generator>
    <dc:title>Blue Curve</dc:title>
    <dc:date>2023-05-03T19:14:00.718497340</dc:date>
    <meta:document-statistic meta:object-count="46"/>
  </office:meta>
</office:document-meta>
</file>